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910000006700187E05A64652C28.png" manifest:media-type="image/png"/>
  <manifest:file-entry manifest:full-path="Pictures/10000201000007AC000004F2CB53062D870CB183.png" manifest:media-type="image/png"/>
  <manifest:file-entry manifest:full-path="Pictures/1000000000000206000001F0A21146C163FF1ACE.png" manifest:media-type="image/png"/>
  <manifest:file-entry manifest:full-path="Pictures/10000000000002060000012B598A621B764DEE5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3.171cm" svg:height="1.793cm" svg:x="7.704cm" svg:y="10.053cm">
          <draw:image xlink:href="Pictures/10000000000002060000012B598A621B764DEE5C.png" xlink:type="simple" xlink:show="embed" xlink:actuate="onLoad" loext:mime-type="image/png">
            <text:p/>
          </draw:image>
        </draw:frame>
        <draw:frame draw:style-name="gr2" draw:text-style-name="P1" draw:layer="layout" svg:width="3.175cm" svg:height="2.997cm" svg:x="7.704cm" svg:y="7.096cm">
          <draw:image xlink:href="Pictures/1000000000000206000001F0A21146C163FF1ACE.png" xlink:type="simple" xlink:show="embed" xlink:actuate="onLoad" loext:mime-type="image/png">
            <text:p/>
          </draw:image>
        </draw:frame>
        <draw:frame draw:style-name="gr1" draw:text-style-name="P1" draw:layer="layout" svg:width="7.311cm" svg:height="4.75cm" svg:x="10.712cm" svg:y="7.096cm">
          <draw:image xlink:href="Pictures/10000201000007AC000004F2CB53062D870CB183.png" xlink:type="simple" xlink:show="embed" xlink:actuate="onLoad" loext:mime-type="image/png">
            <text:p/>
          </draw:image>
        </draw:frame>
        <draw:frame draw:style-name="gr1" draw:text-style-name="P1" draw:layer="layout" svg:width="6.679cm" svg:height="4.744cm" svg:x="1.2cm" svg:y="7.096cm">
          <draw:image xlink:href="Pictures/1000020100000910000006700187E05A64652C28.png" xlink:type="simple" xlink:show="embed" xlink:actuate="onLoad" loext:mime-type="image/png">
            <text:p/>
          </draw:image>
        </draw:frame>
      </draw:page>
      <draw:page draw:name="page2" draw:style-name="dp1" draw:master-page-name="Default">
        <draw:frame draw:style-name="gr1" draw:text-style-name="P1" draw:layer="layout" svg:width="7.311cm" svg:height="4.75cm" svg:x="7.659cm" svg:y="8.061cm">
          <draw:image xlink:href="Pictures/10000201000007AC000004F2CB53062D870CB183.png" xlink:type="simple" xlink:show="embed" xlink:actuate="onLoad" loext:mime-type="image/png">
            <text:p/>
          </draw:image>
        </draw:frame>
        <draw:frame draw:style-name="gr1" draw:text-style-name="P1" draw:layer="layout" svg:width="6.679cm" svg:height="4.744cm" svg:x="0.619cm" svg:y="6.969cm">
          <draw:image xlink:href="Pictures/1000020100000910000006700187E05A64652C28.png" xlink:type="simple" xlink:show="embed" xlink:actuate="onLoad" loext:mime-type="image/png">
            <text:p/>
          </draw:image>
        </draw:frame>
        <draw:frame draw:style-name="gr1" draw:text-style-name="P1" draw:layer="layout" svg:width="3.171cm" svg:height="1.793cm" svg:x="1.2cm" svg:y="11.653cm">
          <draw:image xlink:href="Pictures/10000000000002060000012B598A621B764DEE5C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27T23:00:09.401525533</meta:creation-date>
    <dc:date>2020-04-27T23:11:23.461834677</dc:date>
    <meta:editing-duration>PT1M3S</meta:editing-duration>
    <meta:editing-cycles>1</meta:editing-cycles>
    <meta:document-statistic meta:object-count="7"/>
    <meta:generator>LibreOffice/6.4.2.2$Linux_X86_64 LibreOffice_project/40$Build-2</meta:generator>
  </office:meta>
</office:document-meta>
</file>